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ReaderScannerTest_negative.test_dou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SONReaderScannerTest_negative.test_flo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SONReaderScannerTest_negative.test_decim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SONReaderScannerTest_negative.test_lo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